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 fo:language="en" fo:country="GB"/>
    </style:style>
    <style:style style:name="P10" style:parent-style-name="Standard" style:family="paragraph">
      <style:text-properties fo:font-size="16pt" style:font-size-asian="16pt" style:font-size-complex="16pt" fo:language="en" fo:country="GB"/>
    </style:style>
    <style:style style:name="P11" style:parent-style-name="Standard" style:family="paragraph">
      <style:text-properties fo:font-size="16pt" style:font-size-asian="16pt" style:font-size-complex="16pt" fo:language="en" fo:country="GB"/>
    </style:style>
    <style:style style:name="P12" style:parent-style-name="Standard" style:family="paragraph">
      <style:text-properties fo:font-size="16pt" style:font-size-asian="16pt" style:font-size-complex="16pt" fo:language="en" fo:country="GB"/>
    </style:style>
    <style:style style:name="P13" style:parent-style-name="Standard" style:family="paragraph">
      <style:text-properties fo:font-size="16pt" style:font-size-asian="16pt" style:font-size-complex="16pt" fo:language="en" fo:country="GB"/>
    </style:style>
    <style:style style:name="P14" style:parent-style-name="Standard" style:family="paragraph">
      <style:text-properties fo:font-size="16pt" style:font-size-asian="16pt" style:font-size-complex="16pt" fo:language="en" fo:country="GB"/>
    </style:style>
    <style:style style:name="P15" style:parent-style-name="Standard" style:family="paragraph">
      <style:text-properties fo:font-size="16pt" style:font-size-asian="16pt" style:font-size-complex="16pt" fo:language="en" fo:country="GB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P26" style:parent-style-name="Standard" style:family="paragraph">
      <style:text-properties fo:font-size="16pt" style:font-size-asian="16pt" style:font-size-complex="16pt"/>
    </style:style>
    <style:style style:name="P27" style:parent-style-name="Standard" style:family="paragraph">
      <style:text-properties fo:font-size="16pt" style:font-size-asian="16pt" style:font-size-complex="16pt"/>
    </style:style>
    <style:style style:name="T2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9" style:parent-style-name="Policepardéfaut" style:family="text">
      <style:text-properties fo:font-size="16pt" style:font-size-asian="16pt" style:font-size-complex="16pt"/>
    </style:style>
    <style:style style:name="T30" style:parent-style-name="Policepardéfaut" style:family="text">
      <style:text-properties fo:font-size="16pt" style:font-size-asian="16pt" style:font-size-complex="16pt"/>
    </style:style>
    <style:style style:name="T3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P34" style:parent-style-name="Standard" style:family="paragraph">
      <style:text-properties fo:font-size="16pt" style:font-size-asian="16pt" style:font-size-complex="16pt"/>
    </style:style>
    <style:style style:name="P35" style:parent-style-name="Standard" style:family="paragraph">
      <style:text-properties fo:font-size="16pt" style:font-size-asian="16pt" style:font-size-complex="16pt"/>
    </style:style>
    <style:style style:name="T36" style:parent-style-name="Policepardéfaut" style:family="text">
      <style:text-properties fo:font-size="16pt" style:font-size-asian="16pt" style:font-size-complex="16pt"/>
    </style:style>
    <style:style style:name="T37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T41" style:parent-style-name="Policepardéfaut" style:family="text">
      <style:text-properties fo:font-size="16pt" style:font-size-asian="16pt" style:font-size-complex="16pt"/>
    </style:style>
    <style:style style:name="T42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size="16pt" style:font-size-asian="16pt" style:font-size-complex="16pt"/>
    </style:style>
    <style:style style:name="T4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45" style:parent-style-name="Policepardéfaut" style:family="text">
      <style:text-properties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family="paragraph">
      <style:text-properties fo:font-size="16pt" style:font-size-asian="16pt" style:font-size-complex="16pt"/>
    </style:style>
    <style:style style:name="P49" style:parent-style-name="Standard" style:family="paragraph">
      <style:text-properties fo:font-size="16pt" style:font-size-asian="16pt" style:font-size-complex="16pt"/>
    </style:style>
    <style:style style:name="P50" style:parent-style-name="Standard" style:family="paragraph">
      <style:text-properties fo:font-size="16pt" style:font-size-asian="16pt" style:font-size-complex="16pt"/>
    </style:style>
    <style:style style:name="P51" style:parent-style-name="Standard" style:family="paragraph">
      <style:text-properties fo:font-size="16pt" style:font-size-asian="16pt" style:font-size-complex="16pt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size="16pt" style:font-size-asian="16pt" style:font-size-complex="16pt"/>
    </style:style>
    <style:style style:name="T56" style:parent-style-name="Policepardéfaut" style:family="text">
      <style:text-properties fo:font-size="16pt" style:font-size-asian="16pt" style:font-size-complex="16pt"/>
    </style:style>
    <style:style style:name="T5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58" style:parent-style-name="Policepardéfaut" style:family="text">
      <style:text-properties fo:font-size="16pt" style:font-size-asian="16pt" style:font-size-complex="16pt"/>
    </style:style>
    <style:style style:name="P59" style:parent-style-name="Standard" style:family="paragraph">
      <style:text-properties fo:font-size="16pt" style:font-size-asian="16pt" style:font-size-complex="16pt"/>
    </style:style>
    <style:style style:name="P60" style:parent-style-name="Standard" style:family="paragraph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size="16pt" style:font-size-asian="16pt" style:font-size-complex="16pt"/>
    </style:style>
    <style:style style:name="P70" style:parent-style-name="Standard" style:family="paragraph">
      <style:text-properties fo:font-size="16pt" style:font-size-asian="16pt" style:font-size-complex="16pt"/>
    </style:style>
    <style:style style:name="P71" style:parent-style-name="Standard" style:family="paragraph">
      <style:text-properties fo:font-size="16pt" style:font-size-asian="16pt" style:font-size-complex="16pt"/>
    </style:style>
    <style:style style:name="P72" style:parent-style-name="Standard" style:family="paragraph">
      <style:text-properties fo:font-size="16pt" style:font-size-asian="16pt" style:font-size-complex="16pt"/>
    </style:style>
    <style:style style:name="P73" style:parent-style-name="Standard" style:family="paragraph">
      <style:text-properties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P76" style:parent-style-name="Standard" style:family="paragraph">
      <style:text-properties fo:font-size="16pt" style:font-size-asian="16pt" style:font-size-complex="16pt"/>
    </style:style>
    <style:style style:name="P77" style:parent-style-name="Standard" style:family="paragraph">
      <style:text-properties fo:font-size="16pt" style:font-size-asian="16pt" style:font-size-complex="16pt"/>
    </style:style>
    <style:style style:name="P78" style:parent-style-name="Standard" style:family="paragraph">
      <style:text-properties fo:font-size="16pt" style:font-size-asian="16pt" style:font-size-complex="16pt"/>
    </style:style>
    <style:style style:name="P79" style:parent-style-name="Standard" style:family="paragraph">
      <style:text-properties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size="16pt" style:font-size-asian="16pt" style:font-size-complex="16pt"/>
    </style:style>
    <style:style style:name="P82" style:parent-style-name="Standard" style:family="paragraph">
      <style:text-properties fo:font-size="16pt" style:font-size-asian="16pt" style:font-size-complex="16pt"/>
    </style:style>
    <style:style style:name="P83" style:parent-style-name="Standard" style:family="paragraph">
      <style:text-properties fo:font-size="16pt" style:font-size-asian="16pt" style:font-size-complex="16pt"/>
    </style:style>
    <style:style style:name="P84" style:parent-style-name="Standard" style:family="paragraph">
      <style:text-properties fo:font-size="16pt" style:font-size-asian="16pt" style:font-size-complex="16pt" fo:language="en" fo:country="GB"/>
    </style:style>
    <style:style style:name="P85" style:parent-style-name="Standard" style:family="paragraph">
      <style:text-properties fo:font-size="16pt" style:font-size-asian="16pt" style:font-size-complex="16pt" fo:language="en" fo:country="GB"/>
    </style:style>
    <style:style style:name="P86" style:parent-style-name="Standard" style:family="paragraph">
      <style:text-properties fo:font-size="16pt" style:font-size-asian="16pt" style:font-size-complex="16pt" fo:language="en" fo:country="GB"/>
    </style:style>
    <style:style style:name="P87" style:parent-style-name="Standard" style:family="paragraph">
      <style:text-properties fo:font-size="16pt" style:font-size-asian="16pt" style:font-size-complex="16pt" fo:language="en" fo:country="GB"/>
    </style:style>
    <style:style style:name="P88" style:parent-style-name="Standard" style:family="paragraph">
      <style:text-properties fo:font-size="16pt" style:font-size-asian="16pt" style:font-size-complex="16pt" fo:language="en" fo:country="GB"/>
    </style:style>
    <style:style style:name="P89" style:parent-style-name="Standard" style:family="paragraph">
      <style:text-properties fo:font-size="16pt" style:font-size-asian="16pt" style:font-size-complex="16pt" fo:language="en" fo:country="GB"/>
    </style:style>
    <style:style style:name="P90" style:parent-style-name="Standard" style:family="paragraph">
      <style:text-properties fo:color="#C9211E" fo:font-size="16pt" style:font-size-asian="16pt" style:font-size-complex="16pt" fo:language="en" fo:country="GB"/>
    </style:style>
    <style:style style:name="P91" style:parent-style-name="Standard" style:family="paragraph">
      <style:text-properties fo:color="#C9211E" fo:font-size="16pt" style:font-size-asian="16pt" style:font-size-complex="16pt" fo:language="en" fo:country="GB"/>
    </style:style>
    <style:style style:name="T92" style:parent-style-name="Policepardéfaut" style:family="text">
      <style:text-properties fo:color="#C9211E" fo:font-size="16pt" style:font-size-asian="16pt" style:font-size-complex="16pt" fo:language="en" fo:country="GB"/>
    </style:style>
    <style:style style:name="T93" style:parent-style-name="Policepardéfaut" style:family="text">
      <style:text-properties fo:color="#C9211E" fo:font-size="16pt" style:font-size-asian="16pt" style:font-size-complex="16pt"/>
    </style:style>
    <style:style style:name="P94" style:parent-style-name="Standard" style:family="paragraph">
      <style:text-properties fo:color="#C9211E"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P99" style:parent-style-name="Standard" style:family="paragraph">
      <style:text-properties fo:font-size="16pt" style:font-size-asian="16pt" style:font-size-complex="16pt"/>
    </style:style>
    <style:style style:name="P100" style:parent-style-name="Standard" style:family="paragraph">
      <style:text-properties fo:font-size="16pt" style:font-size-asian="16pt" style:font-size-complex="16pt"/>
    </style:style>
    <style:style style:name="P101" style:parent-style-name="Standard" style:family="paragraph">
      <style:text-properties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T104" style:parent-style-name="Policepardéfaut" style:family="text">
      <style:text-properties fo:font-size="16pt" style:font-size-asian="16pt" style:font-size-complex="16pt"/>
    </style:style>
    <style:style style:name="T10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size="16pt" style:font-size-asian="16pt" style:font-size-complex="16pt"/>
    </style:style>
    <style:style style:name="P132" style:parent-style-name="Standard" style:family="paragraph">
      <style:text-properties fo:font-size="16pt" style:font-size-asian="16pt" style:font-size-complex="16pt"/>
    </style:style>
    <style:style style:name="P133" style:parent-style-name="Standard" style:family="paragraph">
      <style:text-properties fo:font-size="16pt" style:font-size-asian="16pt" style:font-size-complex="16pt"/>
    </style:style>
    <style:style style:name="P134" style:parent-style-name="Standard" style:family="paragraph">
      <style:text-properties fo:font-size="16pt" style:font-size-asian="16pt" style:font-size-complex="16pt"/>
    </style:style>
    <style:style style:name="P135" style:parent-style-name="Standard" style:family="paragraph">
      <style:text-properties fo:font-size="16pt" style:font-size-asian="16pt" style:font-size-complex="16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 fo:language="en" fo:country="GB"/>
    </style:style>
    <style:style style:name="T144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4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46" style:parent-style-name="Policepardéfaut" style:family="text">
      <style:text-properties fo:font-size="16pt" style:font-size-asian="16pt" style:font-size-complex="16pt" fo:language="en" fo:country="GB"/>
    </style:style>
    <style:style style:name="T147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48" style:parent-style-name="Policepardéfaut" style:family="text">
      <style:text-properties fo:font-size="16pt" style:font-size-asian="16pt" style:font-size-complex="16pt" fo:language="en" fo:country="GB"/>
    </style:style>
    <style:style style:name="T149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5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5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size="16pt" style:font-size-asian="16pt" style:font-size-complex="16pt"/>
    </style:style>
    <style:style style:name="P153" style:parent-style-name="Standard" style:family="paragraph">
      <style:text-properties fo:font-size="16pt" style:font-size-asian="16pt" style:font-size-complex="16pt"/>
    </style:style>
    <style:style style:name="P154" style:parent-style-name="Standard" style:family="paragraph">
      <style:text-properties fo:font-size="16pt" style:font-size-asian="16pt" style:font-size-complex="16pt"/>
    </style:style>
    <style:style style:name="P155" style:parent-style-name="Standard" style:family="paragraph">
      <style:text-properties fo:font-size="16pt" style:font-size-asian="16pt" style:font-size-complex="16pt"/>
    </style:style>
    <style:style style:name="P156" style:parent-style-name="Standard" style:family="paragraph">
      <style:text-properties fo:font-size="16pt" style:font-size-asian="16pt" style:font-size-complex="16pt"/>
    </style:style>
    <style:style style:name="P157" style:parent-style-name="Standard" style:family="paragraph">
      <style:text-properties fo:font-size="16pt" style:font-size-asian="16pt" style:font-size-complex="16pt"/>
    </style:style>
    <style:style style:name="P158" style:parent-style-name="Standard" style:family="paragraph">
      <style:text-properties fo:font-size="16pt" style:font-size-asian="16pt" style:font-size-complex="16pt" fo:language="en" fo:country="GB"/>
    </style:style>
    <style:style style:name="P159" style:parent-style-name="Standard" style:family="paragraph">
      <style:text-properties fo:font-size="16pt" style:font-size-asian="16pt" style:font-size-complex="16pt" fo:language="en" fo:country="GB"/>
    </style:style>
    <style:style style:name="P160" style:parent-style-name="Standard" style:family="paragraph">
      <style:text-properties fo:font-size="16pt" style:font-size-asian="16pt" style:font-size-complex="16pt" fo:language="en" fo:country="GB"/>
    </style:style>
    <style:style style:name="P161" style:parent-style-name="Standard" style:family="paragraph">
      <style:text-properties fo:font-size="16pt" style:font-size-asian="16pt" style:font-size-complex="16pt" fo:language="en" fo:country="GB"/>
    </style:style>
    <style:style style:name="P162" style:parent-style-name="Standard" style:family="paragraph">
      <style:text-properties fo:font-size="16pt" style:font-size-asian="16pt" style:font-size-complex="16pt" fo:language="en" fo:country="GB"/>
    </style:style>
    <style:style style:name="P163" style:parent-style-name="Standard" style:family="paragraph">
      <style:text-properties fo:font-size="16pt" style:font-size-asian="16pt" style:font-size-complex="16pt" fo:language="en" fo:country="GB"/>
    </style:style>
    <style:style style:name="P164" style:parent-style-name="Standard" style:family="paragraph">
      <style:text-properties fo:font-size="16pt" style:font-size-asian="16pt" style:font-size-complex="16pt" fo:language="en" fo:country="GB"/>
    </style:style>
    <style:style style:name="P165" style:parent-style-name="Standard" style:family="paragraph">
      <style:text-properties fo:font-size="16pt" style:font-size-asian="16pt" style:font-size-complex="16pt" fo:language="en" fo:country="GB"/>
    </style:style>
    <style:style style:name="P166" style:parent-style-name="Standard" style:family="paragraph">
      <style:text-properties fo:font-size="16pt" style:font-size-asian="16pt" style:font-size-complex="16pt" fo:language="en" fo:country="GB"/>
    </style:style>
    <style:style style:name="P167" style:parent-style-name="Standard" style:family="paragraph">
      <style:text-properties fo:font-size="16pt" style:font-size-asian="16pt" style:font-size-complex="16pt" fo:language="en" fo:country="GB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size="16pt" style:font-size-asian="16pt" style:font-size-complex="16pt"/>
    </style:style>
    <style:style style:name="T170" style:parent-style-name="Policepardéfaut" style:family="text">
      <style:text-properties fo:font-size="16pt" style:font-size-asian="16pt" style:font-size-complex="16pt"/>
    </style:style>
    <style:style style:name="T17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72" style:parent-style-name="Policepardéfaut" style:family="text">
      <style:text-properties fo:font-size="16pt" style:font-size-asian="16pt" style:font-size-complex="16pt"/>
    </style:style>
    <style:style style:name="T17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74" style:parent-style-name="Policepardéfaut" style:family="text">
      <style:text-properties fo:font-size="16pt" style:font-size-asian="16pt" style:font-size-complex="16pt"/>
    </style:style>
    <style:style style:name="T17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76" style:parent-style-name="Policepardéfaut" style:family="text">
      <style:text-properties fo:font-size="16pt" style:font-size-asian="16pt" style:font-size-complex="16pt"/>
    </style:style>
    <style:style style:name="T17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7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1" style:parent-style-name="Policepardéfaut" style:family="text">
      <style:text-properties fo:font-size="16pt" style:font-size-asian="16pt" style:font-size-complex="16pt"/>
    </style:style>
    <style:style style:name="T182" style:parent-style-name="Policepardéfaut" style:family="text">
      <style:text-properties fo:font-size="16pt" style:font-size-asian="16pt" style:font-size-complex="16pt" fo:language="en" fo:country="GB"/>
    </style:style>
    <style:style style:name="P183" style:parent-style-name="Standard" style:family="paragraph">
      <style:text-properties fo:font-size="16pt" style:font-size-asian="16pt" style:font-size-complex="16pt" fo:language="en" fo:country="GB"/>
    </style:style>
    <style:style style:name="P184" style:parent-style-name="Standard" style:family="paragraph">
      <style:text-properties fo:font-size="16pt" style:font-size-asian="16pt" style:font-size-complex="16pt" fo:language="en" fo:country="GB"/>
    </style:style>
    <style:style style:name="P185" style:parent-style-name="Standard" style:family="paragraph">
      <style:text-properties fo:font-size="16pt" style:font-size-asian="16pt" style:font-size-complex="16pt" fo:language="en" fo:country="GB"/>
    </style:style>
    <style:style style:name="T186" style:parent-style-name="Policepardéfaut" style:family="text">
      <style:text-properties fo:font-size="16pt" style:font-size-asian="16pt" style:font-size-complex="16pt" fo:language="en" fo:country="GB"/>
    </style:style>
    <style:style style:name="T187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90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192" style:parent-style-name="Standard" style:family="paragraph">
      <style:text-properties fo:font-size="16pt" style:font-size-asian="16pt" style:font-size-complex="16pt"/>
    </style:style>
    <style:style style:name="P193" style:parent-style-name="Standard" style:family="paragraph">
      <style:text-properties fo:font-size="16pt" style:font-size-asian="16pt" style:font-size-complex="16pt"/>
    </style:style>
    <style:style style:name="P194" style:parent-style-name="Standard" style:family="paragraph">
      <style:text-properties fo:font-size="16pt" style:font-size-asian="16pt" style:font-size-complex="16pt"/>
    </style:style>
    <style:style style:name="P195" style:parent-style-name="Standard" style:family="paragraph">
      <style:text-properties fo:font-size="16pt" style:font-size-asian="16pt" style:font-size-complex="16pt"/>
    </style:style>
    <style:style style:name="P196" style:parent-style-name="Standard" style:family="paragraph">
      <style:text-properties fo:font-size="16pt" style:font-size-asian="16pt" style:font-size-complex="16pt"/>
    </style:style>
    <style:style style:name="P197" style:parent-style-name="Standard" style:family="paragraph">
      <style:text-properties fo:font-size="16pt" style:font-size-asian="16pt" style:font-size-complex="16pt"/>
    </style:style>
    <style:style style:name="P198" style:parent-style-name="Standard" style:family="paragraph">
      <style:text-properties fo:font-size="16pt" style:font-size-asian="16pt" style:font-size-complex="16pt"/>
    </style:style>
    <style:style style:name="P199" style:parent-style-name="Standard" style:family="paragraph">
      <style:text-properties fo:font-size="16pt" style:font-size-asian="16pt" style:font-size-complex="16pt"/>
    </style:style>
    <style:style style:name="P200" style:parent-style-name="Standard" style:family="paragraph">
      <style:text-properties fo:font-size="16pt" style:font-size-asian="16pt" style:font-size-complex="16pt"/>
    </style:style>
    <style:style style:name="T20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05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4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6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219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21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222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223" style:parent-style-name="Policepardéfaut" style:family="text">
      <style:text-properties fo:font-size="16pt" style:font-size-asian="16pt" style:font-size-complex="16pt" fo:language="en" fo:country="GB"/>
    </style:style>
    <style:style style:name="T224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225" style:parent-style-name="Policepardéfaut" style:family="text">
      <style:text-properties fo:font-size="16pt" style:font-size-asian="16pt" style:font-size-complex="16pt" fo:language="en" fo:country="GB"/>
    </style:style>
    <style:style style:name="T226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227" style:parent-style-name="Policepardéfaut" style:family="text">
      <style:text-properties fo:font-size="16pt" style:font-size-asian="16pt" style:font-size-complex="16pt" fo:language="en" fo:country="GB"/>
    </style:style>
    <style:style style:name="P228" style:parent-style-name="Standard" style:family="paragraph">
      <style:text-properties fo:font-size="16pt" style:font-size-asian="16pt" style:font-size-complex="16pt" fo:language="en" fo:country="GB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34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35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36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37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39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246" style:parent-style-name="Policepardéfaut" style:family="text">
      <style:text-properties fo:font-size="16pt" style:font-size-asian="16pt" style:font-size-complex="16pt" fo:language="en" fo:country="GB"/>
    </style:style>
    <style:style style:name="P247" style:parent-style-name="Standard" style:family="paragraph">
      <style:text-properties fo:font-size="16pt" style:font-size-asian="16pt" style:font-size-complex="16pt" fo:language="en" fo:country="GB"/>
    </style:style>
    <style:style style:name="P248" style:parent-style-name="Standard" style:family="paragraph">
      <style:text-properties fo:font-size="16pt" style:font-size-asian="16pt" style:font-size-complex="16pt" fo:language="en" fo:country="GB"/>
    </style:style>
    <style:style style:name="P249" style:parent-style-name="Standard" style:family="paragraph">
      <style:text-properties fo:font-size="16pt" style:font-size-asian="16pt" style:font-size-complex="16pt"/>
    </style:style>
    <style:style style:name="P250" style:parent-style-name="Standard" style:family="paragraph">
      <style:text-properties fo:font-size="16pt" style:font-size-asian="16pt" style:font-size-complex="16pt" fo:language="en" fo:country="GB"/>
    </style:style>
    <style:style style:name="P251" style:parent-style-name="Standard" style:family="paragraph">
      <style:text-properties fo:font-size="16pt" style:font-size-asian="16pt" style:font-size-complex="16pt" fo:language="en" fo:country="GB"/>
    </style:style>
    <style:style style:name="P252" style:parent-style-name="Standard" style:family="paragraph">
      <style:text-properties fo:font-size="16pt" style:font-size-asian="16pt" style:font-size-complex="16pt" fo:language="en" fo:country="GB"/>
    </style:style>
    <style:style style:name="P253" style:parent-style-name="Standard" style:family="paragraph">
      <style:text-properties fo:font-size="16pt" style:font-size-asian="16pt" style:font-size-complex="16pt" fo:language="en" fo:country="GB"/>
    </style:style>
    <style:style style:name="P254" style:parent-style-name="Standard" style:family="paragraph">
      <style:text-properties fo:font-size="16pt" style:font-size-asian="16pt" style:font-size-complex="16pt"/>
    </style:style>
    <style:style style:name="P255" style:parent-style-name="Standard" style:family="paragraph">
      <style:text-properties fo:font-size="16pt" style:font-size-asian="16pt" style:font-size-complex="16pt"/>
    </style:style>
    <style:style style:name="P256" style:parent-style-name="Standard" style:family="paragraph">
      <style:text-properties fo:font-size="16pt" style:font-size-asian="16pt" style:font-size-complex="16pt"/>
    </style:style>
    <style:style style:name="P257" style:parent-style-name="Standard" style:family="paragraph">
      <style:text-properties fo:font-size="16pt" style:font-size-asian="16pt" style:font-size-complex="16pt"/>
    </style:style>
    <style:style style:name="P258" style:parent-style-name="Standard" style:family="paragraph">
      <style:text-properties fo:font-size="16pt" style:font-size-asian="16pt" style:font-size-complex="16pt"/>
    </style:style>
    <style:style style:name="P259" style:parent-style-name="Standard" style:family="paragraph">
      <style:text-properties fo:font-size="16pt" style:font-size-asian="16pt" style:font-size-complex="16pt"/>
    </style:style>
    <style:style style:name="P260" style:parent-style-name="Standard" style:family="paragraph">
      <style:text-properties fo:font-size="16pt" style:font-size-asian="16pt" style:font-size-complex="16pt"/>
    </style:style>
    <style:style style:name="P261" style:parent-style-name="Standard" style:family="paragraph">
      <style:text-properties fo:font-size="16pt" style:font-size-asian="16pt" style:font-size-complex="16pt"/>
    </style:style>
    <style:style style:name="P262" style:parent-style-name="Standard" style:family="paragraph">
      <style:text-properties fo:font-size="16pt" style:font-size-asian="16pt" style:font-size-complex="16pt"/>
    </style:style>
    <style:style style:name="P263" style:parent-style-name="Standard" style:family="paragraph">
      <style:text-properties fo:font-size="16pt" style:font-size-asian="16pt" style:font-size-complex="16pt"/>
    </style:style>
    <style:style style:name="P264" style:parent-style-name="Standard" style:family="paragraph">
      <style:text-properties fo:font-size="16pt" style:font-size-asian="16pt" style:font-size-complex="16pt"/>
    </style:style>
    <style:style style:name="P265" style:parent-style-name="Standard" style:family="paragraph">
      <style:text-properties fo:font-size="16pt" style:font-size-asian="16pt" style:font-size-complex="16pt"/>
    </style:style>
    <style:style style:name="P266" style:parent-style-name="Standard" style:family="paragraph">
      <style:text-properties fo:font-size="16pt" style:font-size-asian="16pt" style:font-size-complex="16pt"/>
    </style:style>
    <style:style style:name="P267" style:parent-style-name="Standard" style:family="paragraph">
      <style:text-properties fo:font-size="16pt" style:font-size-asian="16pt" style:font-size-complex="16pt"/>
    </style:style>
    <style:style style:name="P268" style:parent-style-name="Standard" style:family="paragraph">
      <style:text-properties fo:font-size="16pt" style:font-size-asian="16pt" style:font-size-complex="16pt"/>
    </style:style>
    <style:style style:name="P269" style:parent-style-name="Standard" style:family="paragraph">
      <style:text-properties fo:font-size="16pt" style:font-size-asian="16pt" style:font-size-complex="16pt"/>
    </style:style>
    <style:style style:name="P270" style:parent-style-name="Standard" style:family="paragraph">
      <style:text-properties fo:font-size="16pt" style:font-size-asian="16pt" style:font-size-complex="16pt"/>
    </style:style>
    <style:style style:name="P271" style:parent-style-name="Standard" style:family="paragraph">
      <style:text-properties fo:font-size="16pt" style:font-size-asian="16pt" style:font-size-complex="16pt"/>
    </style:style>
    <style:style style:name="P272" style:parent-style-name="Standard" style:family="paragraph">
      <style:text-properties fo:font-size="16pt" style:font-size-asian="16pt" style:font-size-complex="16pt"/>
    </style:style>
    <style:style style:name="P273" style:parent-style-name="Standard" style:family="paragraph">
      <style:text-properties fo:font-size="16pt" style:font-size-asian="16pt" style:font-size-complex="16pt"/>
    </style:style>
    <style:style style:name="P274" style:parent-style-name="Standard" style:family="paragraph">
      <style:text-properties fo:font-size="16pt" style:font-size-asian="16pt" style:font-size-complex="16pt"/>
    </style:style>
    <style:style style:name="P275" style:parent-style-name="Standard" style:family="paragraph">
      <style:text-properties fo:font-size="16pt" style:font-size-asian="16pt" style:font-size-complex="16pt"/>
    </style:style>
    <style:style style:name="P2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>
      <style:text-properties fo:font-size="16pt" style:font-size-asian="16pt" style:font-size-complex="16pt"/>
    </style:style>
    <style:style style:name="P279" style:parent-style-name="Standard" style:family="paragraph">
      <style:text-properties fo:font-size="16pt" style:font-size-asian="16pt" style:font-size-complex="16pt"/>
    </style:style>
    <style:style style:name="P280" style:parent-style-name="Standard" style:family="paragraph">
      <style:text-properties fo:font-size="16pt" style:font-size-asian="16pt" style:font-size-complex="16pt"/>
    </style:style>
    <style:style style:name="P281" style:parent-style-name="Standard" style:family="paragraph">
      <style:text-properties fo:font-size="16pt" style:font-size-asian="16pt" style:font-size-complex="16pt"/>
    </style:style>
    <style:style style:name="P28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4" style:parent-style-name="Standard" style:family="paragraph">
      <style:text-properties fo:font-size="16pt" style:font-size-asian="16pt" style:font-size-complex="16pt"/>
    </style:style>
    <style:style style:name="P285" style:parent-style-name="Standard" style:family="paragraph">
      <style:text-properties fo:font-size="16pt" style:font-size-asian="16pt" style:font-size-complex="16pt" fo:language="en" fo:country="GB"/>
    </style:style>
    <style:style style:name="P286" style:parent-style-name="Standard" style:family="paragraph">
      <style:text-properties fo:font-size="16pt" style:font-size-asian="16pt" style:font-size-complex="16pt" fo:language="en" fo:country="GB"/>
    </style:style>
    <style:style style:name="P287" style:parent-style-name="Standard" style:family="paragraph">
      <style:text-properties fo:font-size="16pt" style:font-size-asian="16pt" style:font-size-complex="16pt" fo:language="en" fo:country="GB"/>
    </style:style>
    <style:style style:name="P288" style:parent-style-name="Standard" style:family="paragraph">
      <style:text-properties fo:font-size="16pt" style:font-size-asian="16pt" style:font-size-complex="16pt" fo:language="en" fo:country="GB"/>
    </style:style>
    <style:style style:name="P289" style:parent-style-name="Standard" style:family="paragraph">
      <style:text-properties fo:font-size="16pt" style:font-size-asian="16pt" style:font-size-complex="16pt" fo:language="en" fo:country="GB"/>
    </style:style>
    <style:style style:name="P290" style:parent-style-name="Standard" style:family="paragraph">
      <style:text-properties fo:font-size="16pt" style:font-size-asian="16pt" style:font-size-complex="16pt" fo:language="en" fo:country="GB"/>
    </style:style>
    <style:style style:name="P291" style:parent-style-name="Standard" style:family="paragraph">
      <style:text-properties fo:font-size="16pt" style:font-size-asian="16pt" style:font-size-complex="16pt"/>
    </style:style>
    <style:style style:name="P292" style:parent-style-name="Standard" style:family="paragraph">
      <style:text-properties fo:font-size="16pt" style:font-size-asian="16pt" style:font-size-complex="16pt" fo:language="en" fo:country="GB"/>
    </style:style>
    <style:style style:name="P293" style:parent-style-name="Standard" style:family="paragraph">
      <style:text-properties fo:font-size="16pt" style:font-size-asian="16pt" style:font-size-complex="16pt" fo:language="en" fo:country="GB"/>
    </style:style>
    <style:style style:name="P294" style:parent-style-name="Standard" style:family="paragraph">
      <style:text-properties fo:font-size="16pt" style:font-size-asian="16pt" style:font-size-complex="16pt" fo:language="en" fo:country="GB"/>
    </style:style>
    <style:style style:name="P295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96" style:parent-style-name="Standard" style:family="paragraph">
      <style:text-properties fo:font-size="16pt" style:font-size-asian="16pt" style:font-size-complex="16pt" fo:language="en" fo:country="GB"/>
    </style:style>
    <style:style style:name="P297" style:parent-style-name="Standard" style:family="paragraph">
      <style:text-properties fo:font-size="16pt" style:font-size-asian="16pt" style:font-size-complex="16pt" fo:language="en" fo:country="GB"/>
    </style:style>
    <style:style style:name="P298" style:parent-style-name="Standard" style:family="paragraph">
      <style:text-properties fo:font-size="16pt" style:font-size-asian="16pt" style:font-size-complex="16pt" fo:language="en" fo:country="GB"/>
    </style:style>
    <style:style style:name="T299" style:parent-style-name="Policepardéfaut" style:family="text">
      <style:text-properties fo:font-size="16pt" style:font-size-asian="16pt" style:font-size-complex="16pt" fo:language="en" fo:country="GB"/>
    </style:style>
    <style:style style:name="T300" style:parent-style-name="Policepardéfaut" style:family="text">
      <style:text-properties fo:font-size="16pt" style:font-size-asian="16pt" style:font-size-complex="16pt"/>
    </style:style>
    <style:style style:name="T301" style:parent-style-name="Policepardéfaut" style:family="text">
      <style:text-properties fo:font-size="16pt" style:font-size-asian="16pt" style:font-size-complex="16pt"/>
    </style:style>
    <style:style style:name="P302" style:parent-style-name="Standard" style:family="paragraph">
      <style:text-properties fo:font-size="16pt" style:font-size-asian="16pt" style:font-size-complex="16pt"/>
    </style:style>
    <style:style style:name="P303" style:parent-style-name="Standard" style:family="paragraph">
      <style:text-properties fo:font-size="16pt" style:font-size-asian="16pt" style:font-size-complex="16pt"/>
    </style:style>
    <style:style style:name="P304" style:parent-style-name="Standard" style:family="paragraph">
      <style:text-properties fo:font-size="16pt" style:font-size-asian="16pt" style:font-size-complex="16pt"/>
    </style:style>
    <style:style style:name="P305" style:parent-style-name="Standard" style:family="paragraph">
      <style:text-properties fo:font-size="16pt" style:font-size-asian="16pt" style:font-size-complex="16pt"/>
    </style:style>
    <style:style style:name="T306" style:parent-style-name="Policepardéfaut" style:family="text">
      <style:text-properties fo:font-size="16pt" style:font-size-asian="16pt" style:font-size-complex="16pt"/>
    </style:style>
    <style:style style:name="T307" style:parent-style-name="Policepardéfaut" style:family="text">
      <style:text-properties fo:font-size="16pt" style:font-size-asian="16pt" style:font-size-complex="16pt" fo:language="en" fo:country="GB"/>
    </style:style>
    <style:style style:name="P308" style:parent-style-name="Standard" style:family="paragraph">
      <style:text-properties fo:font-size="16pt" style:font-size-asian="16pt" style:font-size-complex="16pt" fo:language="en" fo:country="GB"/>
    </style:style>
    <style:style style:name="P309" style:parent-style-name="Standard" style:family="paragraph">
      <style:text-properties fo:font-size="16pt" style:font-size-asian="16pt" style:font-size-complex="16pt" fo:language="en" fo:country="GB"/>
    </style:style>
    <style:style style:name="P310" style:parent-style-name="Standard" style:family="paragraph">
      <style:text-properties fo:font-size="16pt" style:font-size-asian="16pt" style:font-size-complex="16pt" fo:language="en" fo:country="GB"/>
    </style:style>
    <style:style style:name="P311" style:parent-style-name="Standard" style:family="paragraph">
      <style:text-properties fo:font-size="16pt" style:font-size-asian="16pt" style:font-size-complex="16pt" fo:language="en" fo:country="GB"/>
    </style:style>
    <style:style style:name="P312" style:parent-style-name="Standard" style:family="paragraph">
      <style:text-properties fo:font-size="16pt" style:font-size-asian="16pt" style:font-size-complex="16pt" fo:language="en" fo:country="GB"/>
    </style:style>
    <style:style style:name="P313" style:parent-style-name="Standard" style:family="paragraph">
      <style:text-properties fo:font-size="16pt" style:font-size-asian="16pt" style:font-size-complex="16pt" fo:language="en" fo:country="GB"/>
    </style:style>
    <style:style style:name="P314" style:parent-style-name="Standard" style:family="paragraph">
      <style:text-properties fo:font-size="16pt" style:font-size-asian="16pt" style:font-size-complex="16pt" fo:language="en" fo:country="GB"/>
    </style:style>
    <style:style style:name="P315" style:parent-style-name="Standard" style:family="paragraph">
      <style:text-properties fo:font-size="16pt" style:font-size-asian="16pt" style:font-size-complex="16pt" fo:language="en" fo:country="GB"/>
    </style:style>
    <style:style style:name="P316" style:parent-style-name="Standard" style:family="paragraph">
      <style:text-properties fo:font-size="16pt" style:font-size-asian="16pt" style:font-size-complex="16pt" fo:language="en" fo:country="GB"/>
    </style:style>
    <style:style style:name="P317" style:parent-style-name="Standard" style:family="paragraph">
      <style:text-properties fo:font-size="16pt" style:font-size-asian="16pt" style:font-size-complex="16pt" fo:language="en" fo:country="GB"/>
    </style:style>
    <style:style style:name="P318" style:parent-style-name="Standard" style:family="paragraph">
      <style:text-properties fo:font-size="16pt" style:font-size-asian="16pt" style:font-size-complex="16pt"/>
    </style:style>
    <style:style style:name="P319" style:parent-style-name="Standard" style:family="paragraph">
      <style:text-properties fo:font-size="16pt" style:font-size-asian="16pt" style:font-size-complex="16pt"/>
    </style:style>
    <style:style style:name="P320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321" style:parent-style-name="Standard" style:family="paragraph">
      <style:text-properties fo:font-size="16pt" style:font-size-asian="16pt" style:font-size-complex="16pt" fo:language="en" fo:country="GB"/>
    </style:style>
    <style:style style:name="P322" style:parent-style-name="Standard" style:family="paragraph">
      <style:text-properties fo:font-size="16pt" style:font-size-asian="16pt" style:font-size-complex="16pt" fo:language="en" fo:country="GB"/>
    </style:style>
    <style:style style:name="T323" style:parent-style-name="Policepardéfaut" style:family="text">
      <style:text-properties fo:font-size="16pt" style:font-size-asian="16pt" style:font-size-complex="16pt" fo:language="en" fo:country="GB"/>
    </style:style>
    <style:style style:name="T324" style:parent-style-name="Policepardéfaut" style:family="text">
      <style:text-properties fo:font-size="16pt" style:font-size-asian="16pt" style:font-size-complex="16pt"/>
    </style:style>
    <style:style style:name="P325" style:parent-style-name="Standard" style:family="paragraph">
      <style:text-properties fo:font-size="16pt" style:font-size-asian="16pt" style:font-size-complex="16pt"/>
    </style:style>
    <style:style style:name="P326" style:parent-style-name="Standard" style:family="paragraph">
      <style:text-properties fo:font-size="16pt" style:font-size-asian="16pt" style:font-size-complex="16pt"/>
    </style:style>
    <style:style style:name="P327" style:parent-style-name="Standard" style:family="paragraph">
      <style:text-properties fo:font-size="16pt" style:font-size-asian="16pt" style:font-size-complex="16pt"/>
    </style:style>
    <style:style style:name="P3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9" style:parent-style-name="Standard" style:family="paragraph">
      <style:text-properties fo:font-size="16pt" style:font-size-asian="16pt" style:font-size-complex="16pt"/>
    </style:style>
    <style:style style:name="P330" style:parent-style-name="Standard" style:family="paragraph">
      <style:text-properties fo:font-size="16pt" style:font-size-asian="16pt" style:font-size-complex="16pt" fo:language="en" fo:country="GB"/>
    </style:style>
    <style:style style:name="P331" style:parent-style-name="Standard" style:family="paragraph">
      <style:text-properties fo:font-size="16pt" style:font-size-asian="16pt" style:font-size-complex="16pt" fo:language="en" fo:country="GB"/>
    </style:style>
    <style:style style:name="T332" style:parent-style-name="Policepardéfaut" style:family="text">
      <style:text-properties fo:font-size="16pt" style:font-size-asian="16pt" style:font-size-complex="16pt" fo:language="en" fo:country="GB"/>
    </style:style>
    <style:style style:name="T333" style:parent-style-name="Policepardéfaut" style:family="text">
      <style:text-properties fo:font-size="16pt" style:font-size-asian="16pt" style:font-size-complex="16pt"/>
    </style:style>
    <style:style style:name="P334" style:parent-style-name="Standard" style:family="paragraph">
      <style:text-properties fo:font-size="16pt" style:font-size-asian="16pt" style:font-size-complex="16pt"/>
    </style:style>
    <style:style style:name="P335" style:parent-style-name="Standard" style:family="paragraph">
      <style:text-properties fo:font-size="16pt" style:font-size-asian="16pt" style:font-size-complex="16pt"/>
    </style:style>
    <style:style style:name="P336" style:parent-style-name="Standard" style:family="paragraph">
      <style:text-properties fo:font-size="16pt" style:font-size-asian="16pt" style:font-size-complex="16pt"/>
    </style:style>
    <style:style style:name="P337" style:parent-style-name="Standard" style:family="paragraph">
      <style:text-properties fo:font-size="16pt" style:font-size-asian="16pt" style:font-size-complex="16pt" fo:language="en" fo:country="GB"/>
    </style:style>
    <style:style style:name="P338" style:parent-style-name="Standard" style:family="paragraph">
      <style:text-properties fo:font-size="16pt" style:font-size-asian="16pt" style:font-size-complex="16pt" fo:language="en" fo:country="GB"/>
    </style:style>
    <style:style style:name="P339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340" style:parent-style-name="Standard" style:family="paragraph">
      <style:text-properties fo:font-size="16pt" style:font-size-asian="16pt" style:font-size-complex="16pt" fo:language="en" fo:country="GB"/>
    </style:style>
    <style:style style:name="P341" style:parent-style-name="Standard" style:family="paragraph">
      <style:text-properties fo:font-size="16pt" style:font-size-asian="16pt" style:font-size-complex="16pt" fo:language="en" fo:country="GB"/>
    </style:style>
    <style:style style:name="P342" style:parent-style-name="Standard" style:family="paragraph">
      <style:text-properties fo:font-size="16pt" style:font-size-asian="16pt" style:font-size-complex="16pt" fo:language="en" fo:country="GB"/>
    </style:style>
    <style:style style:name="P343" style:parent-style-name="Standard" style:family="paragraph">
      <style:text-properties fo:font-size="16pt" style:font-size-asian="16pt" style:font-size-complex="16pt" fo:language="en" fo:country="GB"/>
    </style:style>
    <style:style style:name="P344" style:parent-style-name="Standard" style:family="paragraph">
      <style:text-properties fo:font-size="16pt" style:font-size-asian="16pt" style:font-size-complex="16pt" fo:language="en" fo:country="GB"/>
    </style:style>
    <style:style style:name="P345" style:parent-style-name="Standard" style:family="paragraph">
      <style:text-properties fo:font-size="16pt" style:font-size-asian="16pt" style:font-size-complex="16pt" fo:language="en" fo:country="GB"/>
    </style:style>
    <style:style style:name="P346" style:parent-style-name="Standard" style:family="paragraph">
      <style:text-properties fo:font-size="16pt" style:font-size-asian="16pt" style:font-size-complex="16pt" fo:language="en" fo:country="GB"/>
    </style:style>
    <style:style style:name="P347" style:parent-style-name="Standard" style:family="paragraph">
      <style:text-properties fo:font-size="16pt" style:font-size-asian="16pt" style:font-size-complex="16pt" fo:language="en" fo:country="GB"/>
    </style:style>
    <style:style style:name="P348" style:parent-style-name="Standard" style:family="paragraph">
      <style:text-properties fo:font-size="16pt" style:font-size-asian="16pt" style:font-size-complex="16pt" fo:language="en" fo:country="GB"/>
    </style:style>
    <style:style style:name="P349" style:parent-style-name="Standard" style:family="paragraph">
      <style:text-properties fo:font-size="16pt" style:font-size-asian="16pt" style:font-size-complex="16pt" fo:language="en" fo:country="GB"/>
    </style:style>
    <style:style style:name="T350" style:parent-style-name="Policepardéfaut" style:family="text">
      <style:text-properties fo:font-size="16pt" style:font-size-asian="16pt" style:font-size-complex="16pt" fo:language="en" fo:country="GB"/>
    </style:style>
    <style:style style:name="T351" style:parent-style-name="Policepardéfaut" style:family="text">
      <style:text-properties fo:font-size="16pt" style:font-size-asian="16pt" style:font-size-complex="16pt"/>
    </style:style>
    <style:style style:name="P352" style:parent-style-name="Standard" style:family="paragraph">
      <style:text-properties fo:font-size="16pt" style:font-size-asian="16pt" style:font-size-complex="16pt"/>
    </style:style>
    <style:style style:name="P353" style:parent-style-name="Standard" style:family="paragraph">
      <style:text-properties fo:font-size="16pt" style:font-size-asian="16pt" style:font-size-complex="16pt"/>
    </style:style>
    <style:style style:name="P354" style:parent-style-name="Standard" style:family="paragraph">
      <style:text-properties fo:font-size="16pt" style:font-size-asian="16pt" style:font-size-complex="16pt"/>
    </style:style>
    <style:style style:name="P355" style:parent-style-name="Standard" style:family="paragraph">
      <style:text-properties fo:font-size="16pt" style:font-size-asian="16pt" style:font-size-complex="16pt"/>
    </style:style>
    <style:style style:name="P356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JAVASCRIPT</text:p>
      <text:p text:style-name="P2"/>
      <text:p text:style-name="P3"/>
      <text:p text:style-name="P4">I) Ajouter du javascript dans un document HTML</text:p>
      <text:p text:style-name="P5"/>
      <text:p text:style-name="Standard"><text:span text:style-name="T6">a) Creez un dossier avec la page HTML suivante</text:span><text:span text:style-name="T7"> :</text:span></text:p>
      <text:p text:style-name="P8"/>
      <text:p text:style-name="P9">&lt;!DOCTYPE html&gt;</text:p>
      <text:p text:style-name="P10">&lt;html&gt;</text:p>
      <text:p text:style-name="P11">&lt;head&gt;</text:p>
      <text:p text:style-name="P12"><text:s text:c="4"/>&lt;meta charset="utf-8" /&gt;</text:p>
      <text:p text:style-name="P13"><text:s text:c="4"/>&lt;title&gt;Page HTML&lt;/title&gt;</text:p>
      <text:p text:style-name="P14"><text:s text:c="4"/></text:p>
      <text:p text:style-name="P15">&lt;/head&gt;</text:p>
      <text:p text:style-name="P16">&lt;body&gt;</text:p>
      <text:p text:style-name="P17"><text:tab/>&lt;h1&gt;ma page<text:s/>HTML toute simple&lt;/h1&gt; <text:s text:c="3"/></text:p>
      <text:p text:style-name="P18"><text:s text:c="4"/><text:tab/></text:p>
      <text:p text:style-name="P19"><text:s text:c="4"/>&lt;p&gt;Voici une page HTML simple&lt;/p&gt;</text:p>
      <text:p text:style-name="P20"/>
      <text:p text:style-name="P21"><text:tab/>&lt;p&gt;Cette page HTML est composee de:&lt;/p&gt;</text:p>
      <text:p text:style-name="P22"/>
      <text:p text:style-name="P23"><text:tab/>&lt;ul&gt;</text:p>
      <text:p text:style-name="P24"><text:tab/><text:tab/>&lt;li&gt;Un titre H1&lt;/li&gt;</text:p>
      <text:p text:style-name="P25"><text:tab/><text:tab/>&lt;li&gt;Deux paragraphes&lt;/li&gt;</text:p>
      <text:p text:style-name="P26"><text:tab/><text:tab/>&lt;li&gt;Une liste non ordonnée&lt;/li&gt;</text:p>
      <text:p text:style-name="P27"><text:s text:c="4"/>&lt;/ul&gt;</text:p>
      <text:p text:style-name="Standard"><text:span text:style-name="T28">&lt;script&gt;alert(</text:span><text:span text:style-name="T29">"bonjour<text:s/></text:span><text:span text:style-name="T30">javascript"</text:span><text:span text:style-name="T31">);&lt;/script&gt;</text:span></text:p>
      <text:p text:style-name="P32">&lt;/body&gt;</text:p>
      <text:p text:style-name="P33">&lt;/html&gt;</text:p>
      <text:p text:style-name="P34"/>
      <text:p text:style-name="P35"/>
      <text:p text:style-name="Standard"><text:span text:style-name="T36">b)</text:span><text:span text:style-name="T37"><text:s/>Tester le fichier HTML en double cliquant dessus</text:span></text:p>
      <text:p text:style-name="P38"/>
      <text:p text:style-name="P39"><text:s text:c="5"/>On double clique et alors l’interpréteur HTML du navigateur va convertir ce code HTML en une page web.</text:p>
      <text:p text:style-name="P40"/>
      <text:p text:style-name="Standard"><text:span text:style-name="T41">c)<text:s/></text:span><text:span text:style-name="T42">ajouter du javascript</text:span></text:p>
      <text:p text:style-name="P43"/>
      <text:soft-page-break/>
      <text:p text:style-name="Standard"><text:span text:style-name="T44">&lt;script&gt;&lt;/script&gt;</text:span><text:span text:style-name="T45"> : balise HTML indiquant que le code dans cette balise doit etre dirige vers l’interpréteur javascript</text:span></text:p>
      <text:p text:style-name="P46"/>
      <text:p text:style-name="P47">Nous allons placer le code suivant a différents endroits du code HTML successivement et voir ce qui se passe :</text:p>
      <text:p text:style-name="P48"/>
      <text:p text:style-name="P49"><text:s text:c="4"/>&lt;script&gt;</text:p>
      <text:p text:style-name="P50"><text:s text:c="4"/><text:tab/>alert("bonjour de javascript");</text:p>
      <text:p text:style-name="P51"><text:s text:c="4"/>&lt;/script&gt;</text:p>
      <text:p text:style-name="P52"/>
      <text:p text:style-name="P53"/>
      <text:p text:style-name="P54">d) ajouter du javascript dans un fichier externe</text:p>
      <text:p text:style-name="P55"/>
      <text:p text:style-name="Standard"><text:span text:style-name="T56">Créez le fichier<text:s/></text:span><text:span text:style-name="T57">alert.js</text:span><text:span text:style-name="T58"><text:s/>avec le contenu suivant :</text:span></text:p>
      <text:p text:style-name="P59"/>
      <text:p text:style-name="P60">alert("bonjour de javascript");</text:p>
      <text:p text:style-name="P61"/>
      <text:p text:style-name="P62"/>
      <text:p text:style-name="P63">Dans le fichier HTML ajouter le code suivant :</text:p>
      <text:p text:style-name="P64"/>
      <text:p text:style-name="P65">&lt;script<text:s/>src="alert.js"&gt;&lt;/script&gt;</text:p>
      <text:p text:style-name="P66"/>
      <text:p text:style-name="P67"/>
      <text:p text:style-name="P68">e) envoyer des messages dans la console</text:p>
      <text:p text:style-name="P69"/>
      <text:p text:style-name="P70">remplacer : alert("bonjour de javascript"); par : console.log("bonjour de javascript")</text:p>
      <text:p text:style-name="P71"/>
      <text:p text:style-name="P72">Tester</text:p>
      <text:p text:style-name="P73"/>
      <text:p text:style-name="P74">Ajouter les lignes suivantes dans alert.js</text:p>
      <text:p text:style-name="P75">console.warn("bonjour de javascript")</text:p>
      <text:p text:style-name="P76">console.error("bonjour de javascript")</text:p>
      <text:p text:style-name="P77">console.info("bonjour de javascript")</text:p>
      <text:p text:style-name="P78"/>
      <text:p text:style-name="P79"/>
      <text:p text:style-name="P80">f) determiner ou positionner le script javascript</text:p>
      <text:p text:style-name="P81"/>
      <text:p text:style-name="P82">Modifier le fichier index.html <text:s/>comme suit :</text:p>
      <text:p text:style-name="P83"/>
      <text:p text:style-name="P84">&lt;!DOCTYPE html&gt;</text:p>
      <text:p text:style-name="P85">&lt;html&gt;</text:p>
      <text:p text:style-name="P86">&lt;head&gt;</text:p>
      <text:p text:style-name="P87"><text:s text:c="4"/>&lt;meta charset="utf-8" /&gt;</text:p>
      <text:p text:style-name="P88"><text:s text:c="4"/>&lt;title&gt;Page<text:s/>HTML&lt;/title&gt;</text:p>
      <text:p text:style-name="P89"><text:s text:c="3"/>&lt;script src="alert.js" defer &gt;&lt;/script&gt; <text:s/></text:p>
      <text:p text:style-name="P90">&lt;body&gt;</text:p>
      <text:p text:style-name="P91"><text:tab/>&lt;h1 id="heading"&gt;&lt;/h1&gt; <text:s text:c="3"/><text:tab/></text:p>
      <text:p text:style-name="Standard"><text:span text:style-name="T92"><text:s text:c="4"/></text:span><text:span text:style-name="T93">&lt;p&gt;Voici une page HTML simple&lt;/p&gt;</text:span></text:p>
      <text:p text:style-name="P94"><text:tab/>&lt;p&gt;Cette page HTML est composée de:&lt;/p&gt;</text:p>
      <text:p text:style-name="P95"><text:tab/>&lt;ul&gt;</text:p>
      <text:p text:style-name="P96"><text:tab/><text:tab/>&lt;li&gt;Un titre H1&lt;/li&gt;</text:p>
      <text:p text:style-name="P97"><text:tab/><text:tab/>&lt;li&gt;Deux paragraphes&lt;/li&gt;</text:p>
      <text:p text:style-name="P98"><text:tab/><text:tab/>&lt;li&gt;Une liste non<text:s/>ordonnée&lt;/li&gt;</text:p>
      <text:p text:style-name="P99"><text:s text:c="4"/>&lt;/ul&gt;</text:p>
      <text:p text:style-name="P100"><text:s text:c="4"/></text:p>
      <text:p text:style-name="P101">&lt;/body&gt;</text:p>
      <text:p text:style-name="P102">&lt;/html&gt;</text:p>
      <text:p text:style-name="P103"/>
      <text:p text:style-name="Standard"><text:span text:style-name="T104">Modifier le fichier alert</text:span><text:span text:style-name="T105">.js</text:span></text:p>
      <text:p text:style-name="P106"/>
      <text:p text:style-name="P107">document.getElementById('heading').innerHTML = "Une simple page HTML";</text:p>
      <text:p text:style-name="P108"/>
      <text:p text:style-name="P109">Tester le code</text:p>
      <text:p text:style-name="P110"/>
      <text:p text:style-name="P111">Modifier le placement du code.</text:p>
      <text:p text:style-name="P112"/>
      <text:p text:style-name="Standard"><text:span text:style-name="T113">g) travailler avec les mots clé « async » et « defer »</text:span></text:p>
      <text:p text:style-name="P114"/>
      <text:p text:style-name="P115">Async : L’interpréteur va lire le code javascript lorsqu’il rencontre le tag script mais il continue à interpréter le code HTML il n’est pas bloqué et revient pour exécuter le code javascript lorsque celui-ci est charge.</text:p>
      <text:p text:style-name="P116"/>
      <text:p text:style-name="P117"/>
      <text:p text:style-name="P118">Defer : L’interpréteur va lire le<text:s/>code javascript lorsque il rencontre le tag<text:s/>script il<text:s/>continue à interpréter le code HTML il n’est pas bloqué et<text:s/><text:soft-page-break/>lorsque le code HTML et javascript sont entièrement charge en mémoire il revient pour exécuter le code javascript.</text:p>
      <text:p text:style-name="P119"/>
      <text:p text:style-name="P120">Placer la ligne<text:s/>suivante dans le &lt;head&gt;</text:p>
      <text:p text:style-name="P121"/>
      <text:p text:style-name="Standard"><text:span text:style-name="T122">&lt;script src="alert.js" &gt;&lt;/script&gt;</text:span></text:p>
      <text:p text:style-name="P123"/>
      <text:p text:style-name="P124">Tester successivement les lignes suivantes :</text:p>
      <text:p text:style-name="P125"/>
      <text:p text:style-name="Standard"><text:span text:style-name="T126">&lt;script src="alert.js" async &gt;&lt;/script&gt;</text:span></text:p>
      <text:p text:style-name="P127">&lt;script src="alert.js" defer &gt;&lt;/script&gt;</text:p>
      <text:p text:style-name="P128"/>
      <text:p text:style-name="P129"/>
      <text:p text:style-name="P130">h) les commentaires</text:p>
      <text:p text:style-name="P131"/>
      <text:p text:style-name="P132"/>
      <text:p text:style-name="P133">//instruction javascript</text:p>
      <text:p text:style-name="P134">/*instruction javascript</text:p>
      <text:p text:style-name="P135"><text:s text:c="2"/>pour récupérer un tag */</text:p>
      <text:p text:style-name="P136">document.getElementById('heading').innerHTML = "Une simple page HTML";</text:p>
      <text:p text:style-name="P137"/>
      <text:p text:style-name="P138">/* */</text:p>
      <text:p text:style-name="P139"/>
      <text:p text:style-name="P140"/>
      <text:p text:style-name="P141">II) Travailler avec des variables</text:p>
      <text:p text:style-name="P142"/>
      <text:p text:style-name="P143">var firstname,lastname ;</text:p>
      <text:p text:style-name="Standard"><text:span text:style-name="T144">console.log(firstname) ;</text:span></text:p>
      <text:p text:style-name="Standard"><text:span text:style-name="T145">console.log(lastname) ;</text:span></text:p>
      <text:p text:style-name="Standard"><text:span text:style-name="T146">firstname=</text:span><text:span text:style-name="T147">"</text:span><text:span text:style-name="T148">paul</text:span><text:span text:style-name="T149">" ;</text:span></text:p>
      <text:p text:style-name="Standard"><text:span text:style-name="T150">c</text:span><text:span text:style-name="T151">onsole.log(firstname) ;</text:span></text:p>
      <text:p text:style-name="P152"/>
      <text:p text:style-name="P153">Remarque :</text:p>
      <text:p text:style-name="P154">Pas d’espace dans le nom des variables, pas de tirets milieu, pas de nombre comme premier caractère.</text:p>
      <text:p text:style-name="P155">On peut changer le type de variable en cours de programme.</text:p>
      <text:p text:style-name="P156"/>
      <text:p text:style-name="P157"/>
      <text:soft-page-break/>
      <text:p text:style-name="P158">b) typeof</text:p>
      <text:p text:style-name="P159"><text:s text:c="5"/>string</text:p>
      <text:p text:style-name="P160"><text:s text:c="5"/>numeric</text:p>
      <text:p text:style-name="P161"><text:s text:c="5"/>boolean</text:p>
      <text:p text:style-name="P162"><text:s text:c="5"/>object <text:s/>// new Date()</text:p>
      <text:p text:style-name="P163"><text:s text:c="5"/>function //function()</text:p>
      <text:p text:style-name="P164"><text:s text:c="5"/>undefined</text:p>
      <text:p text:style-name="P165"><text:s text:c="5"/>firstname=undefined //pour vider une varible</text:p>
      <text:p text:style-name="P166"/>
      <text:p text:style-name="P167"/>
      <text:p text:style-name="P168">c) chaines de caractères</text:p>
      <text:p text:style-name="P169"/>
      <text:p text:style-name="Standard"><text:span text:style-name="T170"><text:s text:c="5"/>var phrase=</text:span><text:span text:style-name="T171">"</text:span><text:span text:style-name="T172">une simple phrase</text:span><text:span text:style-name="T173">"</text:span></text:p>
      <text:p text:style-name="Standard"><text:span text:style-name="T174"><text:s text:c="5"/>var phrase=</text:span><text:span text:style-name="T175">'</text:span><text:span text:style-name="T176">une simple phrase</text:span><text:span text:style-name="T177">'</text:span></text:p>
      <text:p text:style-name="Standard"><text:span text:style-name="T178"><text:s text:c="6"/>\" : échapper le caractère</text:span></text:p>
      <text:p text:style-name="P179"/>
      <text:p text:style-name="P180">d)<text:s/>Travailler avec des operateurs mathematiques et la concatenation</text:p>
      <text:p text:style-name="Standard"><text:span text:style-name="T181"><text:s text:c="6"/></text:span><text:span text:style-name="T182">a=2 ; b=4;c=3 ;result ;</text:span></text:p>
      <text:p text:style-name="P183"><text:s text:c="6"/>result=a+b ;</text:p>
      <text:p text:style-name="P184"><text:s text:c="6"/>+ - <text:s/>* <text:s text:c="2"/>/ <text:s text:c="2"/></text:p>
      <text:p text:style-name="P185"><text:s text:c="6"/>priorite</text:p>
      <text:p text:style-name="Standard"><text:span text:style-name="T186"><text:s text:c="6"/>result=Number(</text:span><text:span text:style-name="T187">"2")+Number("4") ;</text:span></text:p>
      <text:p text:style-name="P188"/>
      <text:p text:style-name="P189"/>
      <text:p text:style-name="Standard"><text:span text:style-name="T190">e) les templates string</text:span></text:p>
      <text:p text:style-name="P191"/>
      <text:p text:style-name="P192">nom="paul";<text:s/>prenom="vivien"</text:p>
      <text:p text:style-name="P193"/>
      <text:p text:style-name="P194">resultat="mon nom est "+nom+" et mon prenom est "+prenom</text:p>
      <text:p text:style-name="P195">resultat="mon nom est "+nom+" et \n mon prenom est "+prenom</text:p>
      <text:p text:style-name="P196">resultat=`mon nom est ${nom} et <text:s/>mon prenom est ${prenom}`</text:p>
      <text:p text:style-name="P197"><text:s text:c="4"/></text:p>
      <text:p text:style-name="P198"><text:s text:c="5"/></text:p>
      <text:p text:style-name="P199"/>
      <text:p text:style-name="P200"><text:s/></text:p>
      <text:p text:style-name="Standard"><text:span text:style-name="T201">f) incrementer et decrementer des nombres</text:span></text:p>
      <text:p text:style-name="P202"/>
      <text:p text:style-name="P203">var a=2</text:p>
      <text:p text:style-name="P204">a=a+2</text:p>
      <text:soft-page-break/>
      <text:p text:style-name="P205">a+=2 <text:s text:c="3"/>(/,*,-)</text:p>
      <text:p text:style-name="P206">a++</text:p>
      <text:p text:style-name="P207">a--</text:p>
      <text:p text:style-name="P208">++a</text:p>
      <text:p text:style-name="P209">--a</text:p>
      <text:p text:style-name="P210">console.log(a++)</text:p>
      <text:p text:style-name="P211"/>
      <text:p text:style-name="P212">g) operateurs booleen</text:p>
      <text:p text:style-name="P213"/>
      <text:p text:style-name="P214">var bool=true ;</text:p>
      <text:p text:style-name="P215">var bool=false ;</text:p>
      <text:p text:style-name="P216"/>
      <text:p text:style-name="P217"/>
      <text:p text:style-name="P218">h) l’objet Array()</text:p>
      <text:p text:style-name="P219"/>
      <text:p text:style-name="P220">var colors=new Array() ;</text:p>
      <text:p text:style-name="P221">console.log(colors) ;</text:p>
      <text:p text:style-name="Standard"><text:span text:style-name="T222">colors[0]=</text:span><text:span text:style-name="T223">"bbbb" ;</text:span></text:p>
      <text:p text:style-name="Standard"><text:span text:style-name="T224">colors[1]=</text:span><text:span text:style-name="T225">"bbbb" ;</text:span></text:p>
      <text:p text:style-name="Standard"><text:span text:style-name="T226">colors[2]=</text:span><text:span text:style-name="T227">"bbbb" ;</text:span></text:p>
      <text:p text:style-name="P228">var<text:s/>colors=["bbbb","bbbb","bbbb"]</text:p>
      <text:p text:style-name="P229"/>
      <text:p text:style-name="P230">i) les objets</text:p>
      <text:p text:style-name="P231"/>
      <text:p text:style-name="P232">var person= new Object() ;</text:p>
      <text:p text:style-name="P233">console.log(person)</text:p>
      <text:p text:style-name="P234">person.firstName=</text:p>
      <text:p text:style-name="P235">person.lastName=</text:p>
      <text:p text:style-name="P236">person.age=43</text:p>
      <text:p text:style-name="P237">person.sex=</text:p>
      <text:p text:style-name="P238"/>
      <text:p text:style-name="P239">var person={firstname : <text:s text:c="4"/>, lastname : <text:s text:c="5"/>,,,,,,,,,}</text:p>
      <text:p text:style-name="P240">console.log(person.firstname)</text:p>
      <text:p text:style-name="P241">console.log([])</text:p>
      <text:p text:style-name="P242"/>
      <text:p text:style-name="P243">j) la syntaxe conditionnelle</text:p>
      <text:p text:style-name="P244"/>
      <text:p text:style-name="Standard"><text:span text:style-name="T245">var</text:span><text:span text:style-name="T246"><text:s/>age=12 ;</text:span></text:p>
      <text:p text:style-name="P247">var age=13 ;</text:p>
      <text:soft-page-break/>
      <text:p text:style-name="P248">if (cond) {</text:p>
      <text:p text:style-name="P249">console.log(`a ${age} vous etes majeur` ;</text:p>
      <text:p text:style-name="P250">}</text:p>
      <text:p text:style-name="P251">cond= (age&gt;=18) <text:s text:c="6"/>(cond=true ou false)</text:p>
      <text:p text:style-name="P252"/>
      <text:p text:style-name="P253">if (cond) {</text:p>
      <text:p text:style-name="P254">console.log(`a ${age} vous etes majeur` ;</text:p>
      <text:p text:style-name="P255">}else {</text:p>
      <text:p text:style-name="P256"><text:s/>console.log(`a ${age} vous<text:s/>etes mineur` ;</text:p>
      <text:p text:style-name="P257">}</text:p>
      <text:p text:style-name="P258"/>
      <text:p text:style-name="P259">syntaxe :</text:p>
      <text:p text:style-name="P260"/>
      <text:p text:style-name="P261">if (cond) {</text:p>
      <text:p text:style-name="P262">console.log(`a ${age} vous etes majeur` ;</text:p>
      <text:p text:style-name="P263">}</text:p>
      <text:p text:style-name="P264">else</text:p>
      <text:p text:style-name="P265">{</text:p>
      <text:p text:style-name="P266"><text:s/>console.log(`a ${age} vous etes mineur` ;</text:p>
      <text:p text:style-name="P267">}</text:p>
      <text:p text:style-name="P268"/>
      <text:p text:style-name="P269">une seule instruction :</text:p>
      <text:p text:style-name="P270"/>
      <text:p text:style-name="P271">if (cond)</text:p>
      <text:p text:style-name="P272">console.log(`a ${age} vous etes majeur` ;</text:p>
      <text:p text:style-name="P273">else</text:p>
      <text:p text:style-name="P274"><text:s/>console.log(`a ${age} vous etes<text:s/>mineur` ;</text:p>
      <text:p text:style-name="P275">}</text:p>
      <text:p text:style-name="P276">k) L’operateur ternaire</text:p>
      <text:p text:style-name="P277"/>
      <text:p text:style-name="P278">operation ? Valeur si vrai : valeur si faux ;</text:p>
      <text:p text:style-name="P279"><text:s/></text:p>
      <text:p text:style-name="P280">age &gt;=18 ? <text:s/>console.log(`a ${age} vous etes majeur` : <text:s/>console.log(`a ${age} vous etes mineur` ;</text:p>
      <text:p text:style-name="P281"/>
      <text:p text:style-name="P282">l) operateurs de comparaison</text:p>
      <text:p text:style-name="P283"/>
      <text:p text:style-name="P284">var a=2, b=1 ;</text:p>
      <text:p text:style-name="P285">condition possible</text:p>
      <text:soft-page-break/>
      <text:p text:style-name="P286">if(a=2)</text:p>
      <text:p text:style-name="P287">if (a=b) : erreur car c’est une assignation</text:p>
      <text:p text:style-name="P288">if (a==b)</text:p>
      <text:p text:style-name="P289">var a=2, b= ‘2’ ;</text:p>
      <text:p text:style-name="P290">if (a==b) <text:s/>true</text:p>
      <text:p text:style-name="P291">if (a===b) vrai (de même type)</text:p>
      <text:p text:style-name="P292">var a=2, b= 1 ;</text:p>
      <text:p text:style-name="P293">&gt;,&gt;=,&lt;=,!=,!==</text:p>
      <text:p text:style-name="P294"/>
      <text:p text:style-name="P295">j) les boucles whiles et DO while</text:p>
      <text:p text:style-name="P296"/>
      <text:p text:style-name="P297">var a=1 ;</text:p>
      <text:p text:style-name="P298">while (cond) {</text:p>
      <text:p text:style-name="Standard"><text:span text:style-name="T299"><text:s text:c="2"/></text:span><text:span text:style-name="T300">console(`la valeur de a est ${a}. `</text:span><text:span text:style-name="T301">)</text:span></text:p>
      <text:p text:style-name="P302">}</text:p>
      <text:p text:style-name="P303"/>
      <text:p text:style-name="P304">var a=1 ;</text:p>
      <text:p text:style-name="P305">while (cond) {</text:p>
      <text:p text:style-name="Standard"><text:span text:style-name="T306"><text:s text:c="2"/>console(`la valeur de a est ${a}.<text:s/></text:span><text:span text:style-name="T307">`)</text:span></text:p>
      <text:p text:style-name="P308"><text:s text:c="2"/>a++ ;</text:p>
      <text:p text:style-name="P309">}</text:p>
      <text:p text:style-name="P310"/>
      <text:p text:style-name="P311">console.log(‘on a finis’)</text:p>
      <text:p text:style-name="P312"/>
      <text:p text:style-name="P313">do {</text:p>
      <text:p text:style-name="P314"><text:s text:c="6"/>console.log</text:p>
      <text:p text:style-name="P315"><text:s text:c="6"/>a++ ;</text:p>
      <text:p text:style-name="P316">} while(a&lt;18)</text:p>
      <text:p text:style-name="P317"/>
      <text:p text:style-name="P318">sera execute une fois quel que soit la valeur</text:p>
      <text:p text:style-name="P319"/>
      <text:p text:style-name="P320">k) utiliser la boucle for</text:p>
      <text:p text:style-name="P321"/>
      <text:p text:style-name="P322">for (va i=1;i&lt; 10 ;<text:s/>i++) {</text:p>
      <text:p text:style-name="Standard"><text:span text:style-name="T323"><text:s text:c="4"/></text:span><text:span text:style-name="T324">console.log(`la valeur de i est $(i) ;</text:span></text:p>
      <text:p text:style-name="P325">}</text:p>
      <text:p text:style-name="P326">console.log(‘boucle termine’)</text:p>
      <text:p text:style-name="P327"/>
      <text:p text:style-name="P328">l) les mots cles break et continue</text:p>
      <text:p text:style-name="P329"/>
      <text:p text:style-name="P330">for (va i=1;i&lt; 10 ; i++) {</text:p>
      <text:p text:style-name="P331"><text:s text:c="4"/>if (i == 5) {</text:p>
      <text:p text:style-name="Standard"><text:span text:style-name="T332"><text:s text:c="9"/></text:span><text:span text:style-name="T333">continue ; //je saute le 5</text:span></text:p>
      <text:p text:style-name="P334"><text:s text:c="9"/>break ; //je sors de la boucle</text:p>
      <text:p text:style-name="P335"><text:s text:c="4"/>}</text:p>
      <text:p text:style-name="P336"><text:s text:c="4"/>console.log(`la valeur de i est $(i) ;</text:p>
      <text:p text:style-name="P337">}</text:p>
      <text:p text:style-name="P338"/>
      <text:p text:style-name="P339">m) la boucle for each</text:p>
      <text:p text:style-name="P340"><text:s text:c="7"/>var colors=[]</text:p>
      <text:p text:style-name="P341"><text:s text:c="8"/>var person={}</text:p>
      <text:p text:style-name="P342"/>
      <text:p text:style-name="P343"><text:s text:c="7"/>for (color in colors) {</text:p>
      <text:p text:style-name="P344"><text:s text:c="11"/>console.log(color) ;</text:p>
      <text:p text:style-name="P345"><text:s text:c="11"/>console.log(colors[color]) ;</text:p>
      <text:p text:style-name="P346"><text:s text:c="7"/>}</text:p>
      <text:p text:style-name="P347"/>
      <text:p text:style-name="P348"><text:s text:c="7"/>for (prop in person) {</text:p>
      <text:p text:style-name="P349"><text:s text:c="10"/>console.log(prop) ;</text:p>
      <text:p text:style-name="Standard"><text:span text:style-name="T350"><text:s text:c="10"/></text:span><text:span text:style-name="T351">console.log(person[prop]) ;</text:span></text:p>
      <text:p text:style-name="P352"><text:s text:c="7"/>}</text:p>
      <text:p text:style-name="P353"><text:s text:c="7"/></text:p>
      <text:p text:style-name="P354"><text:s text:c="5"/></text:p>
      <text:p text:style-name="P355"/>
      <text:p text:style-name="P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hra Bounouara</meta:initial-creator>
    <dc:creator>Sahra Bounouara</dc:creator>
    <meta:creation-date>2020-10-27T15:32:00Z</meta:creation-date>
    <dc:date>2020-10-27T17:15:00Z</dc:date>
    <meta:template xlink:href="Normal.dotm" xlink:type="simple"/>
    <meta:editing-cycles>2</meta:editing-cycles>
    <meta:editing-duration>PT6180S</meta:editing-duration>
    <meta:document-statistic meta:page-count="9" meta:paragraph-count="13" meta:word-count="1003" meta:character-count="6509" meta:row-count="45" meta:non-whitespace-character-count="5519"/>
  </office:meta>
</office:document-meta>
</file>